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2bfc8a" officeooo:paragraph-rsid="00017f80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rsid="002bfc8a" officeooo:paragraph-rsid="00017f80" loext:padding="0in" loext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paragraph-rsid="00017f80" loext:padding="0in" loext:border="none"/>
    </style:style>
    <style:style style:name="P4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style:line-height-at-least="0.25in" fo:orphans="2" fo:widows="2" fo:text-indent="0in" style:auto-text-indent="false" style:page-number="auto" fo:background-color="transparent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paragraph-rsid="00017f80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rsid="0005eefc" officeooo:paragraph-rsid="0005eefc" loext:padding="0in" loext:border="none"/>
    </style:style>
    <style:style style:name="P6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bold" officeooo:paragraph-rsid="00017f80" loext:padding="0in" loext:border="none"/>
    </style:style>
    <style:style style:name="P7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bold" officeooo:rsid="00053d1e" officeooo:paragraph-rsid="00053d1e" loext:padding="0in" loext:border="none"/>
    </style:style>
    <style:style style:name="P8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bold" officeooo:rsid="0005eefc" officeooo:paragraph-rsid="0005eefc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officeooo:paragraph-rsid="00017f80"/>
    </style:style>
    <style:style style:name="T1" style:family="text">
      <style:text-properties fo:font-variant="normal" fo:text-transform="none" fo:color="#37545c" loext:opacity="100%" style:font-name="Roboto" fo:font-size="18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37545c" loext:opacity="100%" style:font-name="Roboto" fo:font-size="18pt" fo:letter-spacing="normal" fo:font-style="normal" fo:font-weight="normal" officeooo:rsid="00017f80" loext:padding="0in" loext:border="none"/>
    </style:style>
    <style:style style:name="T3" style:family="text">
      <style:text-properties fo:font-variant="normal" fo:text-transform="none" fo:color="#37545c" loext:opacity="100%" fo:letter-spacing="normal"/>
    </style:style>
    <style:style style:name="T4" style:family="text">
      <style:text-properties fo:font-variant="normal" fo:text-transform="none" fo:color="#050505" loext:opacity="100%" style:font-name="inherit" fo:font-size="13.5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050505" loext:opacity="100%" style:font-name="inherit" fo:font-size="13.5pt" fo:letter-spacing="normal" fo:font-style="normal" fo:font-weight="bold" officeooo:rsid="00017f80" loext:padding="0in" loext:border="none"/>
    </style:style>
    <style:style style:name="T6" style:family="text">
      <style:text-properties fo:font-variant="normal" fo:text-transform="none" fo:color="#050505" loext:opacity="100%" style:font-name="Roboto" fo:font-size="13.5pt" fo:letter-spacing="normal" fo:font-style="normal" fo:font-weight="normal" officeooo:rsid="00017f80" loext:padding="0in" loext:border="none"/>
    </style:style>
    <style:style style:name="T7" style:family="text">
      <style:text-properties fo:font-variant="normal" fo:text-transform="none" fo:color="#050505" loext:opacity="100%" style:font-name="Roboto" fo:font-size="13.5pt" fo:letter-spacing="normal" fo:font-style="italic" fo:font-weight="normal" officeooo:rsid="00017f80" style:font-style-asian="italic" style:font-style-complex="italic" loext:padding="0in" loext:border="none"/>
    </style:style>
    <style:style style:name="T8" style:family="text">
      <style:text-properties fo:font-variant="normal" fo:text-transform="none" fo:color="#050505" loext:opacity="100%" style:font-name="Roboto" fo:font-size="13.5pt" fo:letter-spacing="normal" fo:font-style="italic" fo:font-weight="normal" officeooo:rsid="00053d1e" style:font-style-asian="italic" style:font-style-complex="italic" loext:padding="0in" loext:border="none"/>
    </style:style>
    <style:style style:name="T9" style:family="text">
      <style:text-properties officeooo:rsid="00017f80"/>
    </style:style>
    <style:style style:name="T10" style:family="text">
      <style:text-properties fo:color="#37545c" loext:opacity="100%" officeooo:rsid="00017f80"/>
    </style:style>
    <style:style style:name="T11" style:family="text">
      <style:text-properties fo:color="#37545c" loext:opacity="100%" officeooo:rsid="000377c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17f80" style:font-style-asian="italic" style:font-style-complex="italic"/>
    </style:style>
    <style:style style:name="T14" style:family="text">
      <style:text-properties fo:font-style="italic" officeooo:rsid="000377cf" style:font-style-asian="italic" style:font-style-complex="italic"/>
    </style:style>
    <style:style style:name="T15" style:family="text">
      <style:text-properties fo:font-style="italic" officeooo:rsid="00053d1e" style:font-style-asian="italic" style:font-style-complex="italic"/>
    </style:style>
    <style:style style:name="T16" style:family="text">
      <style:text-properties fo:font-style="italic" officeooo:rsid="0005eefc" style:font-style-asian="italic" style:font-style-complex="italic"/>
    </style:style>
    <style:style style:name="T17" style:family="text">
      <style:text-properties fo:font-style="italic" officeooo:rsid="00072b17" style:font-style-asian="italic" style:font-style-complex="italic"/>
    </style:style>
    <style:style style:name="T18" style:family="text">
      <style:text-properties officeooo:rsid="00072b1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#</text:span><text:span text:style-name="T1">Занятие 6.<text:line-break/></text:span><text:span text:style-name="T2">#</text:span><text:span text:style-name="T1">Практика управление конфигурацией. Terraform </text:span><text:span text:style-name="T2">#</text:span><text:span text:style-name="T1">/ ДЗ</text:span><text:span text:style-name="T3"> </text:span></text:p>
      <text:p text:style-name="P6"><text:span text:style-name="T9">#</text:span>Описание/Пошаговая инструкция выполнения домашнего задания:</text:p>
      <text:p text:style-name="P7">ИНФОРМАЦИЯ: К КАЖДОМУ ПУНКТУ УКАЗАНО ЕСТЬ ЛИ КОД И В КАКОМ ВИДЕ ОН ПОСТАВЛЯЕТСЯ.</text:p>
      <text:p text:style-name="P8">Артефакты: </text:p>
      <text:p text:style-name="P8">- это описание — файл ot_terraform.code.odt</text:p>
      <text:p text:style-name="P8">main.new — конфиг терраформ под задачу</text:p>
      <text:p text:style-name="P8">/code — папка с кодом: 1)install_ter.sh команды shell для ручного исполнения — замена дефолтного конфига terraform </text:p>
      <text:p text:style-name="P5"><text:span text:style-name="T12">2. upflask.sh — создание и переключение namespace Kubernetes-кластера</text:span></text:p>
      <text:p text:style-name="P5"><text:span text:style-name="T12">ОПИСАНИЕ ниже в формате — код &lt;- требование</text:span></text:p>
      <text:p text:style-name="P9"><text:span text:style-name="Strong_20_Emphasis"><text:span text:style-name="T6">##</text:span></text:span><text:span text:style-name="Strong_20_Emphasis"><text:span text:style-name="T7">ЗДЕСЬ КОД ЕСТЬ: простейший скрипт upflask.sh) </text:span></text:span><text:span text:style-name="Strong_20_Emphasis"><text:span text:style-name="T8">&lt;-</text:span></text:span><text:span text:style-name="Strong_20_Emphasis"><text:span text:style-name="T5"> </text:span></text:span><text:span text:style-name="Strong_20_Emphasis"><text:span text:style-name="T4">Нужно настроить namespace для будущего flask-</text:span></text:span><text:span text:style-name="Strong_20_Emphasis"><text:span text:style-name="T5">##</text:span></text:span><text:span text:style-name="Strong_20_Emphasis"><text:span text:style-name="T4">приложения используя Terraform</text:span></text:span></text:p>
      <text:list xml:id="list908065990" text:style-name="L1">
        <text:list-header>
          <text:p text:style-name="P3"><text:span text:style-name="T9">##</text:span><text:span text:style-name="T13">ЗДЕСЬ КОД ЕСТЬ: - <text:s/>а) ручками сделан main.new </text:span><text:span text:style-name="T14">б</text:span><text:span text:style-name="T13">)</text:span><text:span text:style-name="T15">написаин скрипт </text:span><text:span text:style-name="T13">развертывани</text:span><text:span text:style-name="T15">я</text:span><text:span text:style-name="T13"> </text:span><text:span text:style-name="T14">code/</text:span><text:span text:style-name="T13">install_ter.sh</text:span><text:span text:style-name="T9">: &lt;-1.</text:span>Сконфигурировать hashicorp/kubernetes провайдер для работы с локальным minikube</text:p>
          <text:p text:style-name="P3"><text:span text:style-name="T13">##ЗДЕСЬ КОД ЕСТЬ </text:span><text:span text:style-name="T16">скрипт /code/upflask.</text:span><text:span text:style-name="T17">sh</text:span><text:span text:style-name="T13"> &lt;-</text:span><text:span text:style-name="T9">.</text:span>Написать код для создания namespace, в который позже будет деплоиться приложение</text:p>
          <text:p text:style-name="P4"><text:span text:style-name="T9">##</text:span><text:span text:style-name="T13">ЗДЕСЬ КОДА НЕТ</text:span><text:span text:style-name="T15">&lt;-</text:span>Обдумать что нужно сделать в случае multitenant облака (RBAC)</text:p>
          <text:p text:style-name="P2"><text:span text:style-name="T10">##ЗДЕСЬ КОД ЕСТЬ &lt;-</text:span><text:span text:style-name="T11">4.</text:span><text:span text:style-name="T10">(</text:span><text:span text:style-name="T3">Обдумать как проверять код Terraform перед отправкой в git (pre-hooks)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13:22:06.857134769</meta:creation-date>
    <dc:date>2025-08-03T17:57:43.784177560</dc:date>
    <meta:editing-duration>PT3H31M5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41" meta:character-count="1130" meta:non-whitespace-character-count="993"/>
  </office:meta>
</office:document-meta>
</file>